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6a603" officeooo:paragraph-rsid="0006a603"/>
    </style:style>
    <style:style style:name="P2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6a603" officeooo:paragraph-rsid="0006a603"/>
    </style:style>
    <style:style style:name="P3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06a60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82d96" style:font-size-asian="10pt" style:font-size-complex="10pt"/>
    </style:style>
    <style:style style:name="T3" style:family="text">
      <style:text-properties fo:font-size="10pt" officeooo:rsid="000900e0" style:font-size-asian="10pt" style:font-size-complex="10pt"/>
    </style:style>
    <style:style style:name="T4" style:family="text">
      <style:text-properties fo:font-size="10pt" officeooo:rsid="0009c554" style:font-size-asian="10pt" style:font-size-complex="10pt"/>
    </style:style>
    <style:style style:name="T5" style:family="text">
      <style:text-properties fo:font-size="10pt" officeooo:rsid="000ac831" style:font-size-asian="10pt" style:font-size-complex="10pt"/>
    </style:style>
    <style:style style:name="T6" style:family="text">
      <style:text-properties fo:font-size="10pt" fo:font-weight="bold" officeooo:rsid="000bca40" style:font-size-asian="10pt" style:font-weight-asian="bold" style:font-size-complex="10pt" style:font-weight-complex="bold"/>
    </style:style>
    <style:style style:name="T7" style:family="text">
      <style:text-properties fo:font-size="10pt" officeooo:rsid="000bca40" style:font-size-asian="8.75pt" style:font-weight-asian="normal" style:font-size-complex="10pt" style:font-weight-complex="normal"/>
    </style:style>
    <style:style style:name="T8" style:family="text">
      <style:text-properties fo:font-size="10pt" officeooo:rsid="000dbd0f" style:font-size-asian="8.75pt" style:font-weight-asian="normal" style:font-size-complex="10pt" style:font-weight-complex="normal"/>
    </style:style>
    <style:style style:name="T9" style:family="text">
      <style:text-properties fo:font-size="10pt" fo:font-style="italic" officeooo:rsid="000bca40" style:font-size-asian="8.75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c831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 almejada: 8.5</text:p>
      <text:p text:style-name="P1">Aluno: Tales Cruz da Silva</text:p>
      <text:p text:style-name="P1"/>
      <text:p text:style-name="P2"><text:tab/><text:span text:style-name="T10">Desenvolvimento dos exercícios e trabalhos:</text:span></text:p>
      <text:p text:style-name="P2"><text:tab/><text:span text:style-name="T1">Tendo em </text:span><text:span text:style-name="T2">vista que todos os trabalhos estão funcionando nos diversos testes do professor, acredito que isto pesa consideravelmente para o incremento da nota. </text:span></text:p>
      <text:p text:style-name="P2"><text:span text:style-name="T2"><text:tab/>Todos os trabalhos fazem o que foi proposto como requisitos mínimos, o t3 até mais, pois foi utilizado para explorar possibilidades de estruturas diferentes de código, o que serve muito para aprendizado, mas causou falta de tempo para os outros trabalhos, bem como muitos trechos de código verboso</text:span><text:span text:style-name="T4">s</text:span><text:span text:style-name="T2"> ou desnecessário</text:span><text:span text:style-name="T3">s</text:span><text:span text:style-name="T2">.</text:span></text:p>
      <text:p text:style-name="P2"><text:span text:style-name="T2"><text:tab/></text:span><text:span text:style-name="T5">Acredito que os trabalhos me fizeram aprofundar realmente conhecimentos sobre TADs que eu sabia apenas de forma teórica e achava que eram fáceis de implementar, ledo engano. A pesar da grande dificuldade no processo e muitos erros de acesso indevido de memória, acredito que terminei o semestre muito maior e preparado do que entrei.</text:span></text:p>
      <text:p text:style-name="P3"><text:span text:style-name="T5"><text:tab/></text:span><text:span text:style-name="T6">A</text:span><text:span text:style-name="T11">prendizagem do conteúdo da disciplina:</text:span></text:p>
      <text:p text:style-name="P3"><text:span text:style-name="T11"><text:tab/></text:span><text:span text:style-name="T7">De forma direta, acredito que alguns conhecimentos não tenho confiança, como algoritmos de caminho mínimo em um grafo, vetores circulares </text:span><text:span text:style-name="T8">e deques</text:span><text:span text:style-name="T7">, mas aprendi e reconheço que compreendo TADs de forma geral, listas, filas, pilhas, arvores binárias, grafos, etc…</text:span></text:p>
      <text:p text:style-name="P3"><text:span text:style-name="T7"><text:tab/>A questão de alocação dinâmica de memória, eu acreditava já saber, mas vi que faltava bastante conhecimento e traquejo no manejo dos ponteiros, esta experiencia foi muito adquirida com a cadeira de Organização de Computadores e a programação em A</text:span><text:span text:style-name="T9">ssembly </text:span><text:span text:style-name="T7">e ajudou enormemente na cadeira de Lab2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1:28:35.976559946</meta:creation-date>
    <meta:generator>LibreOffice/24.2.5.2$Linux_X86_64 LibreOffice_project/d6e8b0f3fc6e8af2b00cf4969fd0d2fa45b9a62e</meta:generator>
    <dc:date>2024-08-01T11:48:13.783870090</dc:date>
    <meta:editing-duration>PT19M35S</meta:editing-duration>
    <meta:editing-cycles>9</meta:editing-cycles>
    <meta:document-statistic meta:table-count="0" meta:image-count="0" meta:object-count="0" meta:page-count="1" meta:paragraph-count="9" meta:word-count="232" meta:character-count="1496" meta:non-whitespace-character-count="1265"/>
  </office:meta>
</office:document-meta>
</file>